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mour courtois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38" office:value-type="string" calcext:value-type="string" table:number-columns-spanned="1" table:number-rows-spanned="5">
            <text:p>ÉTAT :</text:p>
          </table:table-cell>
          <table:table-cell table:style-name="ce51" office:value-type="string" calcext:value-type="string">
            <text:p>en attente de tes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39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60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61" office:value-type="string" calcext:value-type="string">
            <text:p>a fai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parthei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5" calcext:value-type="float">
            <text:p>5</text:p>
          </table:table-cell>
          <table:table-cell table:style-name="ce6"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il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/>
          <table:table-cell table:style-name="ce41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5" calcext:value-type="float">
            <text:p>5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vion privé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style-name="ce7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4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ombe atomiqu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5" calcext:value-type="float">
            <text:p>5</text:p>
          </table:table-cell>
          <table:table-cell table:style-name="ce30" table:formula="of:=[.O17]/[.O24]" office:value-type="float" office:value="0.0357142857142857" calcext:value-type="float">
            <text:p>0,0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onnes copine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Anthony</text:p>
          </table:table-cell>
          <table:table-cell table:number-columns-repeated="3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3" calcext:value-type="float">
            <text:p>3</text:p>
          </table:table-cell>
          <table:table-cell table:style-name="ce30" table:formula="of:=[.O18]/[.O24]" office:value-type="float" office:value="0.0214285714285714" calcext:value-type="float">
            <text:p>0,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5" calcext:value-type="float">
            <text:p>5</text:p>
          </table:table-cell>
          <table:table-cell table:style-name="ce30" table:formula="of:=[.O19]/[.O24]" office:value-type="float" office:value="0.0357142857142857" calcext:value-type="float">
            <text:p>0,0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1" calcext:value-type="float">
            <text:p>1</text:p>
          </table:table-cell>
          <table:table-cell table:style-name="ce31" table:formula="of:=[.O20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14" calcext:value-type="float">
            <text:p>14</text:p>
          </table:table-cell>
          <table:table-cell table:style-name="ce32" table:formula="of:=SUM([.P17:.P20])" office:value-type="float" office:value="0.1" calcext:value-type="float">
            <text:p>0,1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avalier suici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hamea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hangez vos cava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eval fo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up de balai</text:p>
          </table:table-cell>
          <table:table-cell table:style-name="ce5" office:value-type="string" calcext:value-type="string">
            <text:p>0 et 2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ésintégration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exi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rincess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quatre coin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belote et dix de fer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schizophréin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our de fad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urban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vampir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visites officielle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Quentin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7T02:46:28.656637212</dc:date>
    <meta:editing-duration>PT7H17M53S</meta:editing-duration>
    <meta:editing-cycles>24</meta:editing-cycles>
    <meta:generator>LibreOffice/7.3.7.2$Linux_X86_64 LibreOffice_project/30$Build-2</meta:generator>
    <meta:document-statistic meta:table-count="1" meta:cell-count="617" meta:object-count="0"/>
  </office:meta>
</office:document-meta>
</file>